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Zilla Slab" svg:font-family="'Zilla Slab'"/>
    <style:font-face style:name="Fira Sans" svg:font-family="'Fira Sans'" style:font-family-generic="swiss"/>
    <style:font-face style:name="Fira Sans Light" svg:font-family="'Fira Sans Light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d361f" officeooo:paragraph-rsid="000d361f"/>
    </style:style>
    <style:style style:name="P2" style:family="paragraph" style:parent-style-name="Text_20_body">
      <style:text-properties officeooo:rsid="000d361f" officeooo:paragraph-rsid="000d361f"/>
    </style:style>
    <style:style style:name="P3" style:family="paragraph" style:parent-style-name="Text_20_body">
      <style:text-properties officeooo:rsid="000f1219" officeooo:paragraph-rsid="000f1219"/>
    </style:style>
    <style:style style:name="P4" style:family="paragraph" style:parent-style-name="Text_20_body" style:list-style-name="L1">
      <style:text-properties officeooo:rsid="000f1219" officeooo:paragraph-rsid="000f1219"/>
    </style:style>
    <style:style style:name="P5" style:family="paragraph" style:parent-style-name="Text_20_body" style:list-style-name="L1">
      <style:text-properties officeooo:rsid="00124d9c" officeooo:paragraph-rsid="00124d9c"/>
    </style:style>
    <style:style style:name="P6" style:family="paragraph" style:parent-style-name="Text_20_body" style:list-style-name="L1">
      <style:text-properties officeooo:paragraph-rsid="00124d9c"/>
    </style:style>
    <style:style style:name="P7" style:family="paragraph" style:parent-style-name="Title">
      <style:text-properties officeooo:rsid="000d361f" officeooo:paragraph-rsid="000d361f"/>
    </style:style>
    <style:style style:name="T1" style:family="text">
      <style:text-properties officeooo:rsid="00124d9c"/>
    </style:style>
    <style:style style:name="T2" style:family="text">
      <style:text-properties officeooo:rsid="00132a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a2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howPot</text:p>
      <text:p text:style-name="P1">Discover your next binge</text:p>
      <text:h text:style-name="Heading_20_1" text:outline-level="1">SPEC</text:h>
      <text:p text:style-name="P3">Pages will be traditional<text:span text:style-name="T2">ly made</text:span> using <text:span text:style-name="T4">D</text:span><text:span text:style-name="T3">jango </text:span><text:span text:style-name="T4">Templates</text:span>, <text:span text:style-name="T2">while </text:span><text:span text:style-name="T4">React Components</text:span><text:span text:style-name="T2"> will be used in an as neeeded basis depending if the page can use it.</text:span></text:p>
      <text:list xml:id="list3767664520" text:style-name="L1">
        <text:list-item>
          <text:p text:style-name="P4">Homepage – With a main switch – if for films or for TV shows</text:p>
          <text:list>
            <text:list-item>
              <text:p text:style-name="P5">Nav bar – Well, for navigation, love.</text:p>
            </text:list-item>
            <text:list-item>
              <text:p text:style-name="P4">Hero Component – Most popular, then sroll on timeout</text:p>
            </text:list-item>
            <text:list-item>
              <text:p text:style-name="P4">Carousel Component – Upcoming Films or Airing Today TV Shows (Check API for <text:tab/><text:tab/><text:tab/> <text:s text:c="5"/>other TV show query options)</text:p>
            </text:list-item>
            <text:list-item>
              <text:p text:style-name="P4">Carousel Component – Popular</text:p>
            </text:list-item>
            <text:list-item>
              <text:p text:style-name="P4">Carousel Component – <text:span text:style-name="T1">Now Playing Films or Now Airing TV shows</text:span></text:p>
            </text:list-item>
            <text:list-item>
              <text:p text:style-name="P5">Caroulel Component – Top Rated</text:p>
              <text:list>
                <text:list-item>
                  <text:p text:style-name="P5">Include Select time scope (This year, 5 Years, 10 Years etc.)</text:p>
                </text:list-item>
              </text:list>
            </text:list-item>
          </text:list>
        </text:list-item>
        <text:list-item>
          <text:p text:style-name="P6"><text:span text:style-name="T1">Film/Series Page</text:span></text:p>
          <text:list>
            <text:list-item>
              <text:p text:style-name="P5">Hero backdrop for the item</text:p>
            </text:list-item>
            <text:list-item>
              <text:p text:style-name="P5">Title, Rating, and other details</text:p>
            </text:list-item>
            <text:list-item>
              <text:p text:style-name="P5">Summary section</text:p>
            </text:list-item>
            <text:list-item>
              <text:p text:style-name="P5">Carousel Component – List the Cast</text:p>
            </text:list-item>
            <text:list-item>
              <text:p text:style-name="P5">Carousel Component – Trailers for the item</text:p>
            </text:list-item>
            <text:list-item>
              <text:p text:style-name="P5">List – Reviews</text:p>
            </text:list-item>
          </text:list>
        </text:list-item>
        <text:list-item>
          <text:p text:style-name="P5">Cast Page</text:p>
          <text:list>
            <text:list-item>
              <text:p text:style-name="P5">Biography section</text:p>
            </text:list-item>
            <text:list-item>
              <text:p text:style-name="P5">List all related Films/Series to the cast</text:p>
            </text:list-item>
          </text:list>
        </text:list-item>
        <text:list-item>
          <text:p text:style-name="P5">Review Page</text:p>
        </text:list-item>
      </text:list>
      <text:p text:style-name="P3"/>
      <text:h text:style-name="Heading_20_2" text:outline-level="2"><text:soft-page-break/>Opening Page</text:h>
      <text:p text:style-name="P2">Show the ten most popular TV shows and ten most popular Films</text:p>
      <text:p text:style-name="P2"/>
      <text:h text:style-name="Heading_20_2" text:outline-level="2">User Favorites</text:h>
      <text:p text:style-name="P2">List shows that the user lik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Zilla Slab" svg:font-family="'Zilla Slab'"/>
    <style:font-face style:name="Fira Sans" svg:font-family="'Fira Sans'" style:font-family-generic="swiss"/>
    <style:font-face style:name="Fira Sans Light" svg:font-family="'Fira Sans Light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ira Sans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ira Sans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" fo:font-family="'Zilla Slab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Fira Sans Light" fo:font-family="'Fira Sans Light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ira Sans Light" fo:font-family="'Fira Sans Light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8T12:14:16.616666670</meta:creation-date>
    <dc:date>2020-11-08T13:12:13.239506494</dc:date>
    <meta:editing-duration>PT7M15S</meta:editing-duration>
    <meta:editing-cycles>2</meta:editing-cycles>
    <meta:generator>LibreOffice/7.0.2.2$Linux_X86_64 LibreOffice_project/00$Build-2</meta:generator>
    <meta:document-statistic meta:table-count="0" meta:image-count="0" meta:object-count="0" meta:page-count="2" meta:paragraph-count="27" meta:word-count="184" meta:character-count="1019" meta:non-whitespace-character-count="861"/>
  </office:meta>
</office:document-meta>
</file>